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39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1" draw:id="id11" draw:layer="layout" svg:width="7.239cm" svg:height="2.286cm" svg:x="25.146cm" svg:y="2.159cm">
          <text:p text:style-name="P1">LooseChangePresent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7.239cm" svg:height="2.032cm" svg:x="41.656cm" svg:y="12.827cm">
          <text:p text:style-name="P1">TransactionDA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239cm" svg:height="2.032cm" svg:x="9.271cm" svg:y="14.224cm">
          <text:p text:style-name="P1">TransactionDTO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5.842cm" svg:height="2.032cm" svg:x="49.149cm" svg:y="12.827cm">
          <text:p text:style-name="P1">CategoryDA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239cm" svg:height="2.032cm" svg:x="9.271cm" svg:y="11.938cm">
          <text:p text:style-name="P1">CategoryDTO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6.731cm" svg:height="2.159cm" svg:x="21.717cm" svg:y="24.765cm">
          <text:p text:style-name="P1">FileReader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xml:id="id9" draw:id="id9" draw:layer="layout" svg:width="6.985cm" svg:height="2.413cm" svg:x="28.702cm" svg:y="24.765cm">
          <text:p text:style-name="P1">FileWriter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7.239cm" svg:height="4.191cm" svg:x="24.765cm" svg:y="28.067cm">
          <text:p text:style-name="P1">DataFile (JSON)</text:p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7.239cm" svg:height="2.54cm" svg:x="45.466cm" svg:y="4.953cm">
          <text:p text:style-name="P1">RawViewPresenter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9.525cm" svg:height="1.651cm" svg:x="58.039cm" svg:y="4.572cm">
          <text:p text:style-name="P1">CategoryComboBoxDelegate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8.128cm" svg:height="1.651cm" svg:x="59.69cm" svg:y="13.081cm">
          <text:p text:style-name="P1">CommentLineEditDelegate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7.747cm" svg:height="1.778cm" svg:x="59.944cm" svg:y="8.89cm">
          <text:p text:style-name="P1">DoubleSpinBoxDelegate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.604cm" svg:height="1.778cm" svg:x="61.214cm" svg:y="10.922cm">
          <text:p text:style-name="P1">DateEditDelegate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1.049cm" svg:height="2.032cm" svg:x="56.642cm" svg:y="6.477cm">
          <text:p text:style-name="P1">TransactionTypeComboBoxDelegat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59.69cm" svg:y1="13.906cm" svg:x2="54.102cm" svg:y2="10.477cm" draw:start-shape="id1" draw:start-glue-point="3" draw:end-shape="id2" draw:end-glue-point="1" svg:d="M59690 13906h-2794v-3429h-2794" svg:viewBox="0 0 5589 3430">
          <text:p/>
        </draw:connector>
        <draw:connector draw:style-name="gr2" draw:text-style-name="P1" draw:layer="layout" svg:x1="61.214cm" svg:y1="11.811cm" svg:x2="54.102cm" svg:y2="10.477cm" draw:start-shape="id3" draw:start-glue-point="3" draw:end-shape="id2" draw:end-glue-point="1" svg:d="M61214 11811h-3556v-1334h-3556" svg:viewBox="0 0 7113 1335">
          <text:p/>
        </draw:connector>
        <draw:connector draw:style-name="gr2" draw:text-style-name="P1" draw:layer="layout" svg:x1="59.944cm" svg:y1="9.779cm" svg:x2="54.102cm" svg:y2="10.477cm" draw:start-shape="id4" draw:start-glue-point="3" draw:end-shape="id2" svg:d="M59944 9779h-2921v698h-2921" svg:viewBox="0 0 5843 699">
          <text:p/>
        </draw:connector>
        <draw:connector draw:style-name="gr2" draw:text-style-name="P1" draw:layer="layout" svg:x1="56.642cm" svg:y1="7.493cm" svg:x2="54.102cm" svg:y2="10.477cm" draw:start-shape="id5" draw:start-glue-point="3" draw:end-shape="id2" draw:end-glue-point="1" svg:d="M56642 7493h-1270v2984h-1270" svg:viewBox="0 0 2541 2985">
          <text:p/>
        </draw:connector>
        <draw:connector draw:style-name="gr2" draw:text-style-name="P1" draw:layer="layout" svg:x1="58.039cm" svg:y1="5.397cm" svg:x2="54.102cm" svg:y2="10.477cm" draw:start-shape="id6" draw:start-glue-point="3" draw:end-shape="id2" draw:end-glue-point="1" svg:d="M58039 5397h-1969v5080h-1968" svg:viewBox="0 0 3938 5081">
          <text:p/>
        </draw:connector>
        <draw:custom-shape draw:style-name="gr1" draw:text-style-name="P1" xml:id="id10" draw:id="id10" draw:layer="layout" svg:width="9.398cm" svg:height="2.667cm" svg:x="24.13cm" svg:y="20.955cm">
          <text:p text:style-name="P1">CachedData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5.082cm" svg:y1="26.924cm" svg:x2="28.384cm" svg:y2="28.067cm" draw:start-shape="id7" draw:start-glue-point="2" draw:end-shape="id8" svg:d="M25082 26924v571h3302v572" svg:viewBox="0 0 3303 1144">
          <text:p/>
        </draw:connector>
        <draw:connector draw:style-name="gr2" draw:text-style-name="P1" draw:layer="layout" svg:x1="32.194cm" svg:y1="27.178cm" svg:x2="28.384cm" svg:y2="28.067cm" draw:start-shape="id9" draw:start-glue-point="2" draw:end-shape="id8" draw:end-glue-point="0" svg:d="M32194 27178v444h-3810v445" svg:viewBox="0 0 3811 890">
          <text:p/>
        </draw:connector>
        <draw:connector draw:style-name="gr2" draw:text-style-name="P1" draw:layer="layout" svg:x1="28.829cm" svg:y1="23.622cm" svg:x2="25.082cm" svg:y2="24.765cm" draw:start-shape="id10" draw:start-glue-point="2" draw:end-shape="id7" draw:end-glue-point="0" svg:d="M28829 23622v571h-3747v572" svg:viewBox="0 0 3748 1144">
          <text:p/>
        </draw:connector>
        <draw:connector draw:style-name="gr2" draw:text-style-name="P1" draw:layer="layout" svg:x1="28.829cm" svg:y1="23.622cm" svg:x2="32.194cm" svg:y2="24.765cm" draw:start-shape="id10" draw:start-glue-point="2" draw:end-shape="id9" svg:d="M28829 23622v571h3365v572" svg:viewBox="0 0 3366 1144">
          <text:p/>
        </draw:connector>
        <draw:frame draw:style-name="gr3" draw:layer="layout" svg:width="5.461cm" svg:height="2.384cm" svg:x="37.211cm" svg:y="9.144cm">
          <draw:text-box>
            <text:p>Pointer to cached data is passed to DAOs</text:p>
          </draw:text-box>
        </draw:frame>
        <draw:connector draw:style-name="gr2" draw:text-style-name="P1" draw:layer="layout" svg:x1="28.765cm" svg:y1="4.445cm" svg:x2="28.829cm" svg:y2="20.955cm" draw:start-shape="id11" draw:start-glue-point="2" draw:end-shape="id10" draw:end-glue-point="0" svg:d="M28765 4445v8255h64v8255" svg:viewBox="0 0 65 16511">
          <text:p/>
        </draw:connector>
        <draw:connector draw:style-name="gr4" draw:text-style-name="P1" draw:layer="layout" draw:type="lines" svg:x1="45.275cm" svg:y1="14.859cm" svg:x2="33.528cm" svg:y2="22.288cm" draw:start-shape="id12" draw:start-glue-point="2" draw:end-shape="id10" svg:d="M45275 14859v501l-11246 6928h-501" svg:viewBox="0 0 11748 7430">
          <text:p/>
        </draw:connector>
        <draw:connector draw:style-name="gr4" draw:text-style-name="P1" draw:layer="layout" draw:type="lines" svg:x1="52.07cm" svg:y1="14.859cm" svg:x2="33.528cm" svg:y2="22.288cm" draw:start-shape="id13" draw:start-glue-point="2" draw:end-shape="id10" draw:end-glue-point="1" svg:d="M52070 14859v501l-18041 6928h-501" svg:viewBox="0 0 18543 7430">
          <text:p/>
        </draw:connector>
        <draw:custom-shape draw:style-name="gr1" draw:text-style-name="P1" xml:id="id2" draw:id="id2" draw:layer="layout" svg:width="10.922cm" svg:height="2.413cm" svg:x="43.18cm" svg:y="9.271cm">
          <text:p text:style-name="P1">RawViewTableModel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8.641cm" svg:y1="11.684cm" svg:x2="45.275cm" svg:y2="12.827cm" draw:start-shape="id2" draw:start-glue-point="2" draw:end-shape="id12" draw:end-glue-point="0" svg:d="M48641 11684v571h-3366v572" svg:viewBox="0 0 3367 1144">
          <text:p/>
        </draw:connector>
        <draw:connector draw:style-name="gr2" draw:text-style-name="P1" draw:layer="layout" svg:x1="48.641cm" svg:y1="11.684cm" svg:x2="52.07cm" svg:y2="12.827cm" draw:start-shape="id2" draw:start-glue-point="2" draw:end-shape="id13" draw:end-glue-point="0" svg:d="M48641 11684v571h3429v572" svg:viewBox="0 0 3430 1144">
          <text:p/>
        </draw:connector>
        <draw:connector draw:style-name="gr2" draw:text-style-name="P1" draw:layer="layout" svg:x1="49.085cm" svg:y1="7.493cm" svg:x2="48.641cm" svg:y2="9.271cm" draw:start-shape="id14" draw:start-glue-point="2" draw:end-shape="id2" svg:d="M49085 7493v889h-444v889" svg:viewBox="0 0 445 177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7cm" fo:page-height="12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30T22:56:10.250382873</meta:creation-date>
    <dc:date>2014-12-19T20:36:06.761782169</dc:date>
    <meta:editing-duration>PT15M21S</meta:editing-duration>
    <meta:editing-cycles>11</meta:editing-cycles>
    <meta:generator>LibreOffice/4.2.4.2$Linux_X86_64 LibreOffice_project/420m0$Build-2</meta:generator>
    <meta:document-statistic meta:object-count="32"/>
  </office:meta>
</office:document-meta>
</file>